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Standard">
      <style:text-properties officeooo:paragraph-rsid="0003cb05"/>
    </style:style>
    <style:style style:name="P3" style:family="paragraph" style:parent-style-name="Standard">
      <style:text-properties officeooo:paragraph-rsid="0005c0af"/>
    </style:style>
    <style:style style:name="P4" style:family="paragraph" style:parent-style-name="Standard">
      <style:text-properties officeooo:rsid="000ca58a" officeooo:paragraph-rsid="000ca58a"/>
    </style:style>
    <style:style style:name="P5" style:family="paragraph" style:parent-style-name="Standard">
      <style:text-properties officeooo:rsid="000e4e66" officeooo:paragraph-rsid="000e4e66"/>
    </style:style>
    <style:style style:name="P6" style:family="paragraph" style:parent-style-name="Standard">
      <style:text-properties officeooo:paragraph-rsid="00107089"/>
    </style:style>
    <style:style style:name="P7" style:family="paragraph" style:parent-style-name="Standard">
      <style:text-properties officeooo:rsid="001447f0" officeooo:paragraph-rsid="001447f0"/>
    </style:style>
    <style:style style:name="P8" style:family="paragraph" style:parent-style-name="Standard">
      <style:text-properties officeooo:rsid="00190caf" officeooo:paragraph-rsid="00190caf"/>
    </style:style>
    <style:style style:name="P9" style:family="paragraph" style:parent-style-name="Standard">
      <style:text-properties fo:font-style="normal" style:text-underline-style="none" officeooo:rsid="001b93b1" officeooo:paragraph-rsid="001b93b1" style:font-style-asian="normal" style:font-style-complex="normal"/>
    </style:style>
    <style:style style:name="P10" style:family="paragraph" style:parent-style-name="Standard">
      <style:text-properties fo:color="#c00000" fo:font-weight="bold" style:font-weight-asian="bold"/>
    </style:style>
    <style:style style:name="P11" style:family="paragraph" style:parent-style-name="Header">
      <style:paragraph-properties fo:text-align="end" style:justify-single-word="false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font-weight="bold" style:font-weight-asian="bold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officeooo:rsid="000ca58a" officeooo:paragraph-rsid="000ca58a" style:font-weight-asian="bold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c00000" fo:font-weight="bold" style:font-weight-asian="bold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00000" fo:font-weight="bold" style:font-weight-asian="bold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00000"/>
    </style:style>
    <style:style style:name="P21" style:family="paragraph" style:parent-style-name="Standard">
      <style:paragraph-properties fo:margin-left="8.89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size="11pt" style:font-name-asian="Calibri1" style:font-size-asian="11pt"/>
    </style:style>
    <style:style style:name="P22" style:family="paragraph" style:parent-style-name="Standard">
      <style:paragraph-properties fo:margin-left="7.62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size="11pt" style:font-name-asian="Calibri1" style:font-size-asian="11pt"/>
    </style:style>
    <style:style style:name="P23" style:family="paragraph" style:parent-style-name="Standard">
      <style:paragraph-properties fo:margin-left="7.001cm" fo:margin-right="0cm" fo:margin-top="0cm" fo:margin-bottom="0cm" loext:contextual-spacing="false" fo:line-height="100%" fo:orphans="2" fo:widows="2" fo:text-indent="0cm" style:auto-text-indent="false"/>
      <style:text-properties officeooo:paragraph-rsid="000297d4"/>
    </style:style>
    <style:style style:name="P24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color="#000000" fo:font-weight="bold" officeooo:paragraph-rsid="00018491" style:font-weight-asian="bold"/>
    </style:style>
    <style:style style:name="P25" style:family="paragraph" style:parent-style-name="Standard" style:master-page-name="Converted1">
      <style:paragraph-properties fo:margin-top="0cm" fo:margin-bottom="0cm" loext:contextual-spacing="false" fo:text-align="center" style:justify-single-word="false" style:page-number="1"/>
      <style:text-properties fo:font-weight="bold" style:font-weight-asian="bold"/>
    </style:style>
    <style:style style:name="P26" style:family="paragraph" style:parent-style-name="Text_20_body">
      <style:text-properties officeooo:rsid="003313d9" officeooo:paragraph-rsid="003313d9"/>
    </style:style>
    <style:style style:name="P27" style:family="paragraph" style:parent-style-name="Text_20_body">
      <style:text-properties officeooo:paragraph-rsid="00343df3"/>
    </style:style>
    <style:style style:name="P28" style:family="paragraph" style:parent-style-name="Text_20_body">
      <style:text-properties officeooo:rsid="0037bfd5" officeooo:paragraph-rsid="0037bfd5"/>
    </style:style>
    <style:style style:name="P29" style:family="paragraph" style:parent-style-name="Heading_20_1" style:master-page-name="Converted2">
      <style:paragraph-properties style:page-number="3"/>
    </style:style>
    <style:style style:name="P30" style:family="paragraph" style:parent-style-name="Heading_20_1">
      <style:paragraph-properties fo:break-before="page"/>
      <style:text-properties officeooo:paragraph-rsid="00246e2c"/>
    </style:style>
    <style:style style:name="P31" style:family="paragraph" style:parent-style-name="Heading_20_2">
      <style:text-properties officeooo:paragraph-rsid="0003cb05"/>
    </style:style>
    <style:style style:name="P32" style:family="paragraph" style:parent-style-name="Heading_20_2">
      <style:text-properties fo:color="#c00000" officeooo:paragraph-rsid="0003cb05"/>
    </style:style>
    <style:style style:name="P33" style:family="paragraph" style:parent-style-name="Heading_20_2">
      <style:text-properties officeooo:paragraph-rsid="00246e2c"/>
    </style:style>
    <style:style style:name="P34" style:family="paragraph" style:parent-style-name="Heading_20_2">
      <style:text-properties officeooo:rsid="00246e2c" officeooo:paragraph-rsid="00246e2c"/>
    </style:style>
    <style:style style:name="P35" style:family="paragraph" style:parent-style-name="Heading_20_2">
      <style:text-properties officeooo:rsid="00329fec" officeooo:paragraph-rsid="00329fec"/>
    </style:style>
    <style:style style:name="P36" style:family="paragraph" style:parent-style-name="Heading_20_3">
      <style:paragraph-properties fo:break-before="page"/>
    </style:style>
    <style:style style:name="P37" style:family="paragraph" style:parent-style-name="List_20_Paragraph" style:list-style-name="WWNum15"/>
    <style:style style:name="P38" style:family="paragraph" style:parent-style-name="List_20_Paragraph" style:list-style-name="WWNum14"/>
    <style:style style:name="P39" style:family="paragraph" style:parent-style-name="List_20_Paragraph" style:list-style-name="WWNum14">
      <style:text-properties fo:color="#c00000"/>
    </style:style>
    <style:style style:name="P4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c00000"/>
    </style:style>
    <style:style style:name="T2" style:family="text">
      <style:text-properties fo:color="#c00000" fo:font-size="11pt" fo:font-weight="bold" style:font-name-asian="Calibri1" style:font-size-asian="11pt" style:font-weight-asian="bold"/>
    </style:style>
    <style:style style:name="T3" style:family="text">
      <style:text-properties fo:font-size="11pt" style:font-name-asian="Calibri1" style:font-size-asian="11pt"/>
    </style:style>
    <style:style style:name="T4" style:family="text">
      <style:text-properties fo:letter-spacing="0.002cm"/>
    </style:style>
    <style:style style:name="T5" style:family="text">
      <style:text-properties fo:color="#000000" fo:font-size="11pt" fo:font-weight="normal" style:font-name-asian="Calibri1" style:font-size-asian="11pt" style:font-weight-asian="normal" style:font-weight-complex="normal"/>
    </style:style>
    <style:style style:name="T6" style:family="text">
      <style:text-properties fo:color="#000000" fo:font-size="11pt" fo:font-weight="normal" officeooo:rsid="000297d4" style:font-name-asian="Calibri1" style:font-size-asian="11pt" style:font-weight-asian="normal" style:font-weight-complex="normal"/>
    </style:style>
    <style:style style:name="T7" style:family="text">
      <style:text-properties officeooo:rsid="000297d4"/>
    </style:style>
    <style:style style:name="T8" style:family="text">
      <style:text-properties fo:font-variant="normal" fo:text-transform="none" fo:color="#000000" style:font-name="Arial1" fo:font-size="11pt" fo:letter-spacing="normal" fo:font-style="normal" fo:font-weight="normal" officeooo:rsid="000297d4" style:font-name-asian="Calibri1" style:font-size-asian="11pt" style:font-weight-asian="normal" style:font-weight-complex="normal"/>
    </style:style>
    <style:style style:name="T9" style:family="text">
      <style:text-properties officeooo:rsid="000e4e66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07089" style:font-style-asian="italic" style:font-style-complex="italic"/>
    </style:style>
    <style:style style:name="T12" style:family="text">
      <style:text-properties fo:font-style="italic" officeooo:rsid="000e4e66" style:font-style-asian="italic" style:font-style-complex="italic"/>
    </style:style>
    <style:style style:name="T13" style:family="text">
      <style:text-properties fo:font-style="italic" officeooo:rsid="002a71af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07089" style:font-style-asian="normal" style:font-style-complex="normal"/>
    </style:style>
    <style:style style:name="T16" style:family="text">
      <style:text-properties fo:font-style="normal" officeooo:rsid="0024337b" style:font-style-asian="normal" style:font-style-complex="normal"/>
    </style:style>
    <style:style style:name="T17" style:family="text">
      <style:text-properties fo:font-style="normal" officeooo:rsid="002a71af" style:font-style-asian="normal" style:font-style-complex="normal"/>
    </style:style>
    <style:style style:name="T18" style:family="text">
      <style:text-properties fo:font-style="normal" officeooo:rsid="002bf5c5" style:font-style-asian="normal" style:font-style-complex="normal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none" officeooo:rsid="0013691e" style:font-style-asian="normal" style:font-style-complex="normal"/>
    </style:style>
    <style:style style:name="T21" style:family="text">
      <style:text-properties fo:font-style="normal" style:text-underline-style="none" officeooo:rsid="00107089" style:font-style-asian="normal" style:font-style-complex="normal"/>
    </style:style>
    <style:style style:name="T22" style:family="text">
      <style:text-properties fo:font-style="normal" style:text-underline-style="none" officeooo:rsid="0017aa04" style:font-style-asian="normal" style:font-style-complex="normal"/>
    </style:style>
    <style:style style:name="T23" style:family="text">
      <style:text-properties fo:font-style="normal" style:text-underline-style="none" officeooo:rsid="00190caf" style:font-style-asian="normal" style:font-style-complex="normal"/>
    </style:style>
    <style:style style:name="T24" style:family="text">
      <style:text-properties fo:font-style="normal" style:text-underline-style="none" officeooo:rsid="001b93b1" style:font-style-asian="normal" style:font-style-complex="normal"/>
    </style:style>
    <style:style style:name="T25" style:family="text">
      <style:text-properties officeooo:rsid="00107089"/>
    </style:style>
    <style:style style:name="T26" style:family="text">
      <style:text-properties officeooo:rsid="0021d2a1"/>
    </style:style>
    <style:style style:name="T27" style:family="text">
      <style:text-properties officeooo:rsid="0021f64d"/>
    </style:style>
    <style:style style:name="T28" style:family="text">
      <style:text-properties officeooo:rsid="00270fdb"/>
    </style:style>
    <style:style style:name="T29" style:family="text">
      <style:text-properties officeooo:rsid="002907af"/>
    </style:style>
    <style:style style:name="T30" style:family="text">
      <style:text-properties officeooo:rsid="00299bdf"/>
    </style:style>
    <style:style style:name="T31" style:family="text">
      <style:text-properties style:font-name="Times New Roman" fo:font-style="italic" style:font-style-asian="italic" style:font-style-complex="italic"/>
    </style:style>
    <style:style style:name="T32" style:family="text">
      <style:text-properties style:font-name="Times New Roman" fo:font-style="italic" officeooo:rsid="00299bdf" style:font-style-asian="italic" style:font-style-complex="italic"/>
    </style:style>
    <style:style style:name="T33" style:family="text">
      <style:text-properties style:font-name="Times New Roman" fo:font-style="italic" officeooo:rsid="002a71af" style:font-style-asian="italic" style:font-style-complex="italic"/>
    </style:style>
    <style:style style:name="T34" style:family="text">
      <style:text-properties officeooo:rsid="002a71af"/>
    </style:style>
    <style:style style:name="T35" style:family="text">
      <style:text-properties fo:font-weight="normal" officeooo:rsid="002aa1fb" style:font-weight-asian="normal" style:font-weight-complex="normal"/>
    </style:style>
    <style:style style:name="T36" style:family="text">
      <style:text-properties officeooo:rsid="002bf5c5"/>
    </style:style>
    <style:style style:name="T37" style:family="text">
      <style:text-properties officeooo:rsid="003029a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547cm" fo:min-width="0.379cm" fo:padding-top="0cm" fo:padding-bottom="0cm" fo:padding-left="0cm" fo:padding-right="0cm" fo:wrap-option="wrap" fo:margin-left="0.318cm" fo:margin-right="0.321cm" fo:margin-top="0.011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FAESA CENTRO UNIVERSITÁRIO</text:p>
      <text:p text:style-name="P12">CIÊNCIA DA COMPUTAÇÃO</text:p>
      <text:p text:style-name="P12"/>
      <text:p text:style-name="P14"/>
      <text:p text:style-name="P12"/>
      <text:p text:style-name="P12"/>
      <text:p text:style-name="P12">RAFAEL DE OLIVEIRA COSTA</text:p>
      <text:p text:style-name="P12">ROBSON SANTOS RODRIGUES</text:p>
      <text:p text:style-name="P12"/>
      <text:p text:style-name="P12"/>
      <text:p text:style-name="P12"/>
      <text:p text:style-name="P12"/>
      <text:p text:style-name="P16">VISÃO COMPUTACIONAL E REDES NEURAIS ARTIFICIAIS PARA ENSINAR UM COMPUTADOR A JOGAR MEGA MAN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>VITÓRIA</text:p>
      <text:p text:style-name="P17">2018</text:p>
      <text:p text:style-name="P25">RAFAEL DE OLIVEIRA COSTA</text:p>
      <text:p text:style-name="P12">ROBSON SANTOS RODRIGUES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>VISÃO COMPUTACIONAL E REDES NEURAIS ARTIFICIAIS PARA ENSINAR UM COMPUTADOR A JOGAR MEGA MAN X6</text:p>
      <text:p text:style-name="P21"/>
      <text:p text:style-name="P21"/>
      <text:p text:style-name="P21"/>
      <text:p text:style-name="P22"/>
      <text:p text:style-name="P23"><text:span text:style-name="T3">Projeto de Pesquisa do Trabalho de Conclusão do Curso de Graduação em Ciência da Computação apresentado ao </text:span><text:span text:style-name="T5">Faesa Centro Universitári</text:span><text:span text:style-name="T6">o</text:span><text:span text:style-name="T3">, sob orientação do prof. </text:span><text:span text:style-name="T8">Howard Roatti</text:span><text:span text:style-name="T2">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/>
      <text:p text:style-name="P13"><text:bookmark text:name="_GoBack"/></text:p>
      <text:p text:style-name="P17"/>
      <text:p text:style-name="P17">VITÓRIA</text:p>
      <text:p text:style-name="P17">201<text:span text:style-name="T7">8</text:span></text:p>
      <text:p text:style-name="P14"><text:soft-page-break/>SUMÁRIO</text:p>
      <text:table-of-content text:style-name="Sect1" text:protected="true" text:name="Table of Content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2"><text:a xlink:type="simple" xlink:href="#__RefHeading___Toc503_1894743545"><text:s/>1 INTRODUÇÃO<text:tab/>3</text:a></text:p>
          <text:p text:style-name="P41"><text:a xlink:type="simple" xlink:href="#__RefHeading___Toc313_1736947057"><text:s/>1.1 PROBLEMA<text:tab/>3</text:a></text:p>
          <text:p text:style-name="P41"><text:a xlink:type="simple" xlink:href="#__RefHeading___Toc315_1736947057"><text:s/>1.2 FORMULAÇÃO DO PROBLEMA<text:tab/>4</text:a></text:p>
          <text:p text:style-name="P41"><text:a xlink:type="simple" xlink:href="#__RefHeading___Toc317_1736947057"><text:s/>1.3 HIPÓTESE – ESCREVER A HIPÓTESE<text:tab/>4</text:a></text:p>
          <text:p text:style-name="P41"><text:a xlink:type="simple" xlink:href="#__RefHeading___Toc319_1736947057"><text:s/>1.4 OBJETIVOS<text:tab/>4</text:a></text:p>
          <text:p text:style-name="P40"><text:a xlink:type="simple" xlink:href="#__RefHeading___Toc323_1736947057"><text:s/>1.4.1 Objetivo Geral<text:tab/>4</text:a></text:p>
          <text:p text:style-name="P40"><text:a xlink:type="simple" xlink:href="#__RefHeading___Toc505_1894743545"><text:s/>1.4.2 Objetivos específicos<text:tab/>4</text:a></text:p>
          <text:p text:style-name="P41"><text:a xlink:type="simple" xlink:href="#__RefHeading___Toc507_1894743545"><text:s/>1.5 JUSTIFICATIVA<text:tab/>4</text:a></text:p>
          <text:p text:style-name="P42"><text:a xlink:type="simple" xlink:href="#__RefHeading___Toc546_1971144071"><text:s/>2 REFERÊNCIAL TEÓRICO<text:tab/>6</text:a></text:p>
          <text:p text:style-name="P41"><text:a xlink:type="simple" xlink:href="#__RefHeading___Toc548_1971144071"><text:s/>2.1 APRENDIZADO DE MAQUINA<text:tab/>6</text:a></text:p>
          <text:p text:style-name="P41"><text:a xlink:type="simple" xlink:href="#__RefHeading___Toc550_1971144071"><text:s/>2.2 VISÃO COMPUTACIONAL<text:tab/>6</text:a></text:p>
          <text:p text:style-name="P40"><text:a xlink:type="simple" xlink:href="#__RefHeading___Toc552_1971144071"><text:s/>2.2.1 OpenCV<text:tab/>6</text:a></text:p>
          <text:p text:style-name="P40"><text:a xlink:type="simple" xlink:href="#__RefHeading___Toc554_1971144071"><text:s/>2.2.2 Python-mss<text:tab/>6</text:a></text:p>
          <text:p text:style-name="P41"><text:a xlink:type="simple" xlink:href="#__RefHeading___Toc556_1971144071"><text:s/>2.3 REDES NEURAIS ARTIFICIAIS<text:tab/>6</text:a></text:p>
          <text:p text:style-name="P41"><text:a xlink:type="simple" xlink:href="#__RefHeading___Toc558_1971144071"><text:s/>2.4 APRENDIZAGEM PROFUNDA<text:tab/>6</text:a></text:p>
          <text:p text:style-name="P41"><text:a xlink:type="simple" xlink:href="#__RefHeading___Toc560_1971144071"><text:s/>2.5 APRENDIZADO POR REFORÇO<text:tab/>7</text:a></text:p>
        </text:index-body>
      </text:table-of-content>
      <text:p text:style-name="P14"/>
      <text:p text:style-name="P14"/>
      <text:p text:style-name="P14"/>
      <text:p text:style-name="P1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9" text:outline-level="1"><text:bookmark-start text:name="__RefHeading___Toc503_1894743545"/><text:bookmark-start text:name="_Toc524189383"/>INTRODUÇÃO<text:bookmark-end text:name="__RefHeading___Toc503_1894743545"/><text:bookmark-end text:name="_Toc524189383"/></text:h>
      <text:p text:style-name="P4"><text:span text:style-name="T26">Diversos projetos fazem uso de</text:span> inteligência artificial para jogar jogos dos mais variados tipos, porém <text:span text:style-name="T26">poucos utilizam</text:span> um meio comum ao ser humano, a visão. <text:span text:style-name="T26">O ser humano utiliza</text:span> a visão para obter informações sobre um jogo qualquer e com base no que está vendo toma <text:span text:style-name="T27">decições </text:span>buscando cumprir seu objetivo.</text:p>
      <text:p text:style-name="P4">Com a evolução dos computadores em relação a velocidade de processamento, <text:span text:style-name="T9">quantidade maiores de memória</text:span> e técnicas algoritmicas mais avançadas, é possível pensar em um computador imitando esse comportamento.</text:p>
      <text:p text:style-name="P5">O jogo usado para a demonstração foi o Megaman 3, um famoso jogo de plataforma lançado para o console NES <text:span text:style-name="T10">(Nintendo Enterteiment System)</text:span><text:span text:style-name="T14"> no ano de 1990. O jogo funciona de uma forma simples: escolhe-se uma fase, chega-</text:span><text:span text:style-name="T16">se</text:span><text:span text:style-name="T14"> ao fim da fase </text:span><text:span text:style-name="T16">passando por inimigos e obstáculos</text:span><text:span text:style-name="T14">, derrota-</text:span><text:span text:style-name="T16">se</text:span><text:span text:style-name="T14"> o chefe e </text:span><text:span text:style-name="T16">o processo se repete para o restante das fases variando os obstáculos e inimigos</text:span><text:span text:style-name="T14">.</text:span></text:p>
      <text:p text:style-name="P4">Neste trabalho será <text:span text:style-name="T9">dada uma demonstração da possibilidade de se ensinar um computador a jogar </text:span><text:span text:style-name="T12">videogame</text:span><text:span text:style-name="T9"> como um ser humano, usando a visão como entrada de dados.</text:span></text:p>
      <text:h text:style-name="Heading_20_2" text:outline-level="2"><text:bookmark-start text:name="_Toc524189384"/><text:bookmark-start text:name="__RefHeading___Toc313_1736947057"/>PROBLEMA<text:bookmark-end text:name="_Toc524189384"/><text:bookmark-end text:name="__RefHeading___Toc313_1736947057"/></text:h>
      <text:p text:style-name="P6"><text:span text:style-name="T25">Existem projetos que demonstram a possibilidade de ensinar um computador a jogar videogame, como o projeto MarI/O. Nele um computador é instruído a completar uma fase de </text:span><text:span text:style-name="T11">Super Mario Word</text:span><text:span text:style-name="T15">, coletando informações da memória do emulador e usando como entrada para treinar a </text:span><text:span text:style-name="T21">Rede Neura</text:span><text:span text:style-name="T20">l que ele possui</text:span><text:span text:style-name="T21">.</text:span></text:p>
      <text:p text:style-name="P7"><text:span text:style-name="T21">O </text:span><text:span text:style-name="T19">problema proposto por este trabalho é parecido em muita coisa com o MarI/O, no que diz respeito a tomadas de decisão, já que ambos os jogos são de plataforma e objetivo é chegar ao fim d</text:span><text:span text:style-name="T22">e uma</text:span><text:span text:style-name="T19"> fase. </text:span><text:span text:style-name="T23">A ideia de como o personagem deste projeto toma as decisões provavelmente será considerada ao longo deste trabalho, sendo usado várias vezes para consulta.</text:span></text:p>
      <text:p text:style-name="P8"><text:soft-page-break/><text:span text:style-name="T19">Já na </text:span><text:span text:style-name="T24">área</text:span><text:span text:style-name="T19"> de visão computacional existe uma variedade enorme de algoritmos e projetos que tem como objetivo a detecção de objetos, necessária para a alimentação do algoritmo de tomada de decisão </text:span><text:span text:style-name="T24">de controle do personagem</text:span><text:span text:style-name="T19">.</text:span></text:p>
      <text:p text:style-name="P9">….</text:p>
      <text:h text:style-name="Heading_20_2" text:outline-level="2"><text:bookmark-start text:name="_Toc524189385"/><text:bookmark-start text:name="__RefHeading___Toc315_1736947057"/>FORMULAÇÃO DO PROBLEMA<text:bookmark-end text:name="_Toc524189385"/><text:bookmark-end text:name="__RefHeading___Toc315_1736947057"/></text:h>
      <text:p text:style-name="P2">É possível ensinar o computador a jogar um jogo de <text:span text:style-name="T1">vídeo game </text:span>utilizando como entrada para o processamento somente imagens, de tal maneira a simular o que o ser humano faz?</text:p>
      <text:h text:style-name="P31" text:outline-level="2"><text:bookmark-start text:name="_Toc524189386"/><text:bookmark-start text:name="__RefHeading___Toc317_1736947057"/>HIPÓTESE<text:bookmark-end text:name="_Toc524189386"/> <text:span text:style-name="T1">– ESCREVER A HIPÓTESE</text:span><text:bookmark-end text:name="__RefHeading___Toc317_1736947057"/></text:h>
      <text:h text:style-name="P32" text:outline-level="2" text:is-list-header="true"/>
      <text:h text:style-name="P31" text:outline-level="2"><text:bookmark-start text:name="__RefHeading___Toc319_1736947057"/><text:bookmark-start text:name="_Toc524189387"/>OBJETIVOS<text:bookmark-end text:name="__RefHeading___Toc319_1736947057"/><text:bookmark-end text:name="_Toc524189387"/></text:h>
      <text:h text:style-name="Heading_20_3" text:outline-level="3"><text:bookmark-start text:name="_Toc524189388"/><text:bookmark-start text:name="__RefHeading___Toc323_1736947057"/>Objetivo Geral<text:bookmark-end text:name="_Toc524189388"/><text:bookmark-end text:name="__RefHeading___Toc323_1736947057"/></text:h>
      <text:p text:style-name="P3"><text:span text:style-name="T1">Demonstrar que é possível </text:span>desenvolver uma inteligência artificial que possa jogar Mega Man utilizando como entrada os dados obtidos por visão computacional. <text:span text:style-name="T1">Espera-se que no fim do experimento o computador </text:span>consiga jogar relativamente bem, evitando danos dos inimigos e desenvolvendo maneiras próprias de derrotar <text:span text:style-name="T1">o chefe final</text:span> da fase.</text:p>
      <text:h text:style-name="Heading_20_3" text:outline-level="3"><text:bookmark-start text:name="__RefHeading___Toc505_1894743545"/><text:bookmark-start text:name="_Toc524189389"/>Objetivos<text:span text:style-name="T4"> </text:span>específicos<text:bookmark-end text:name="__RefHeading___Toc505_1894743545"/><text:bookmark-end text:name="_Toc524189389"/></text:h>
      <text:list xml:id="list8707487383323791756" text:style-name="WWNum15">
        <text:list-item>
          <text:p text:style-name="P37">Emular o jogo e capturar a tela <text:span text:style-name="T26">para</text:span><text:span text:style-name="T1"> </text:span>utilizá-la em código<text:span text:style-name="T1">.</text:span></text:p>
        </text:list-item>
        <text:list-item>
          <text:p text:style-name="P37">Aplicar técnicas de visão <text:span text:style-name="T1">computacional a tela </text:span>do jogo<text:span text:style-name="T1">.</text:span></text:p>
        </text:list-item>
      </text:list>
      <text:list xml:id="list6013185924661584540" text:style-name="WWNum14">
        <text:list-item>
          <text:p text:style-name="P38">Extrair informações úteis a partir dos dados gerados pela visão<text:span text:style-name="T1">, como distinguir um inimigo de uma parte do cenário.</text:span></text:p>
        </text:list-item>
        <text:list-item>
          <text:p text:style-name="P38">Desenvolver uma IA que consiga aprender a lógica do jogo<text:span text:style-name="T1">, e saiba </text:span>avaliar o sucesso do fracasso a partir das informações obtidas pela visão<text:span text:style-name="T1">.</text:span></text:p>
        </text:list-item>
        <text:list-item>
          <text:p text:style-name="P39">A IA tomar decisões que melhorem seu desempenho no jogo.<text:bookmark text:name="_Toc524189390"/></text:p>
        </text:list-item>
      </text:list>
      <text:h text:style-name="Heading_20_2" text:outline-level="2"><text:bookmark-start text:name="__RefHeading___Toc507_1894743545"/>JUSTIFICATIVA<text:bookmark-end text:name="__RefHeading___Toc507_1894743545"/></text:h>
      <text:p text:style-name="Standard"><text:soft-page-break/>Assim como uma máquina <text:span text:style-name="T1">pode a partir da visão tomar </text:span>decisões que a leve a cumprir o objetivo de um jogo, ela poderia tomar decisões para cumprir qualquer outro objetivo <text:span text:style-name="T1">a partir da visão</text:span>. Esse trabalho pode somar no que <text:span text:style-name="T1">diz respeito a </text:span>inteligência artificial guiada por visão, pois demonstra uma aplicação prática de como uma máquina <text:span text:style-name="T1">a partir de </text:span>imagens, consegue tomar decisões que a leva a cumprir um determinado objetivo.</text:p>
      <text:p text:style-name="P10">AINDA PODEM EXPANDIR A IMPORTÂNCIA DO PROJETO.</text:p>
      <text:h text:style-name="P30" text:outline-level="1"><text:bookmark-start text:name="__RefHeading___Toc546_1971144071"/>REFERÊNCIAL TEÓRICO<text:bookmark-end text:name="__RefHeading___Toc546_1971144071"/></text:h>
      <text:p text:style-name="Text_20_body">Neste capitulo será evidenciado algumas teorias e aplicações de conceitos chaves que contribuíram para a elaboração desse projeto.</text:p>
      <text:h text:style-name="Heading_20_2" text:outline-level="2"><text:bookmark-start text:name="__RefHeading___Toc548_1971144071"/>APRENDIZADO DE MAQUINA<text:bookmark-end text:name="__RefHeading___Toc548_1971144071"/></text:h>
      <text:p text:style-name="Text_20_body"/>
      <text:h text:style-name="P33" text:outline-level="2"><text:bookmark-start text:name="__RefHeading___Toc550_1971144071"/>VISÃO COMPUTACIONAL<text:bookmark-end text:name="__RefHeading___Toc550_1971144071"/></text:h>
      <text:p text:style-name="P27">Visão computacional faz uso de diversos algoritmos de Deep Learnig como rede neurais profundas, redes neurais profundas convolucionais, redes de crenças profundas e redes neurais recorrentes. (LOPES; BRAGA, 2017, p. 10). </text:p>
      <text:h text:style-name="Heading_20_3" text:outline-level="3"><text:bookmark-start text:name="__RefHeading___Toc552_1971144071"/>OpenCV<text:bookmark-end text:name="__RefHeading___Toc552_1971144071"/></text:h>
      <text:p text:style-name="Text_20_body">OpenCV (Open Source Computer Vision Library) é uma biblioteca de código aberto criada para auxiliar trabalhos no campo de visão computacional e machine learning. Conta com vários algoritmos altamente otimizados escritos em C/C++, alguns usam processamento multi-core, para garantir um tempo de resposta ótimo. Ideal para aplicações em tempo real. Neste trabalho foi usado a interface do OpenCV para Python3. Utilizado para processar as imagens do jogo e obter informações como posição do personagem e a quantidade de vida.</text:p>
      <text:h text:style-name="Heading_20_3" text:outline-level="3"><text:bookmark-start text:name="__RefHeading___Toc554_1971144071"/>Python-mss<text:bookmark-end text:name="__RefHeading___Toc554_1971144071"/></text:h>
      <text:p text:style-name="P28">É uma biblioteca de código aberto que disponibiliza funções ultra rápidas de captura de múltiplas telas. Usado neste trabalho para se obter a tela do jogo, fonte "cru" dos dados de entrada. </text:p>
      <text:h text:style-name="P34" text:outline-level="2"><text:bookmark-start text:name="__RefHeading___Toc556_1971144071"/>REDES NEURAIS ARTIFICIAIS <text:bookmark-end text:name="__RefHeading___Toc556_1971144071"/></text:h>
      <text:p text:style-name="Text_20_body"/>
      <text:h text:style-name="P35" text:outline-level="2"><text:bookmark-start text:name="__RefHeading___Toc558_1971144071"/>APRENDIZAGEM PROFUNDA<text:bookmark-end text:name="__RefHeading___Toc558_1971144071"/></text:h>
      <text:p text:style-name="Text_20_body"/>
      <text:h text:style-name="Heading_20_2" text:outline-level="2"><text:bookmark-start text:name="__RefHeading___Toc560_1971144071"/><text:soft-page-break/>A<text:span text:style-name="T28">PRENDIZADO POR REFORÇO</text:span><text:bookmark-end text:name="__RefHeading___Toc560_1971144071"/></text:h>
      <text:p text:style-name="Text_20_body"><text:span text:style-name="T29">No modelo de aprendizagem por reforço o agente deve explorar o ambiente <text:s text:c="2"/>encontrando uma política </text:span><text:span text:style-name="T31">π</text:span> <text:span text:style-name="T30">para mapear estados em ações. Ao interagir com o meio ele recebe um entrada </text:span><text:span text:style-name="T32">i </text:span><text:span text:style-name="T33">, </text:span><text:span text:style-name="T34">uma indicacão do estado atual </text:span><text:span text:style-name="T33">s</text:span><text:span text:style-name="T13">, </text:span><text:span text:style-name="T17">e com base nesse estado o agente escolhe uma ação </text:span><text:span text:style-name="T33">a</text:span><text:span text:style-name="T17"> para gerar uma saída, essa ação irá alterar o estado do ambie</text:span><text:span text:style-name="T18">n</text:span><text:span text:style-name="T17">te e logo em seguida o agente receberá uma mensagem de reforço, um escalar <text:s/></text:span><text:span text:style-name="T33">r, </text:span>lembrando que todo o compotame<text:span text:style-name="T37">n</text:span>to do agente tem que tender a m<text:span text:style-name="T36">aximizar o sinal de refoço. Mais coisas …. .(KAELBLING; LITTMAN; </text:span><text:span text:style-name="T35">MOORE, 1996, p. 238)</text:span></text:p>
      <text:p text:style-name="P26"><text:span text:style-name="T35"/></text:p>
      <text:h text:style-name="P36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423cm" fo:margin-bottom="0.423cm" loext:contextual-spacing="false" fo:line-height="150%" fo:text-align="justify" style:justify-single-word="false" fo:orphans="2" fo:widows="2" style:writing-mode="lr-tb"/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text-properties fo:font-weight="bold" style:font-weight-asian="bold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left="0cm" fo:margin-right="0cm" fo:margin-top="0cm" fo:margin-bottom="0cm" loext:contextual-spacing="false" fo:text-indent="0cm" style:auto-text-indent="false"/>
      <style:text-properties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cm" fo:margin-right="0cm" fo:margin-top="0.353cm" fo:margin-bottom="0cm" loext:contextual-spacing="false" fo:keep-together="always" fo:text-indent="0cm" style:auto-text-indent="false" style:page-number="auto" fo:keep-with-next="always">
        <style:tab-stops/>
      </style:paragraph-properties>
      <style:text-properties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81cm" fo:margin-right="0cm" fo:text-indent="-1.249cm" style:auto-text-indent="false"/>
    </style:style>
    <style:style style:name="Table_20_Paragraph" style:display-name="Table Paragraph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text-align="start" style:justify-single-word="false" fo:keep-together="always" fo:orphans="2" fo:widows="2" fo:keep-with-next="always"/>
      <style:text-properties fo:color="#365f91" style:font-name="Cambria" fo:font-family="Cambria" style:font-family-generic="roman" style:font-pitch="variable" fo:font-size="14pt" style:font-name-asian="Calibri1" style:font-family-asian="Calibri" style:font-family-generic-asian="system" style:font-pitch-asian="variable" style:font-size-asian="14pt" style:language-asian="pt" style:country-asian="BR" style:font-name-complex="DejaVu Sans" style:font-family-complex="'DejaVu Sans'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176cm" loext:contextual-spacing="false"/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.423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margin-top="0.423cm" fo:margin-bottom="0.176cm" loext:contextual-spacing="fals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10" style:display-name="Heading 10" style:family="paragraph" style:parent-style-name="Heading" style:class="text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Arial2" style:font-family-asian="Arial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font-family="Cambria" style:font-family-generic="roman" style:font-pitch="variable" fo:font-size="12pt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Título_20_5_20_Char" style:display-name="Título 5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7_20_Char" style:display-name="Título 7 Char" style:family="text" style:parent-style-name="Default_20_Paragraph_20_Font">
      <style:text-properties fo:color="#40404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ítulo_20_9_20_Char" style:display-name="Título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ListLabel_20_1" style:display-name="ListLabel 1" style:family="text">
      <style:text-properties fo:font-size="12pt" fo:letter-spacing="normal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style:text-scale="99%"/>
    </style:style>
    <style:style style:name="ListLabel_20_2" style:display-name="ListLabel 2" style:family="text"/>
    <style:style style:name="ListLabel_20_3" style:display-name="ListLabel 3" style:family="text">
      <style:text-properties fo:font-size="14pt" fo:letter-spacing="-0.002cm" style:font-name-asian="Arial2" style:font-family-asian="Arial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 style:text-scale="100%"/>
    </style:style>
    <style:style style:name="ListLabel_20_4" style:display-name="ListLabel 4" style:family="text">
      <style:text-properties fo:font-size="12pt" fo:letter-spacing="-0.004cm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 style:text-scale="99%"/>
    </style:style>
    <style:style style:name="ListLabel_20_5" style:display-name="ListLabel 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000000" fo:font-weight="bold" style:font-weight-asian="normal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1.752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1cm" fo:margin-left="0.81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1cm" fo:margin-left="2.36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1cm" fo:margin-left="3.923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1cm" fo:margin-left="5.479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1cm" fo:margin-left="7.034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1cm" fo:margin-left="8.5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1cm" fo:margin-left="10.14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1cm" fo:margin-left="11.702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1cm" fo:margin-left="13.2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937cm" fo:margin-left="1.115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937cm" fo:margin-left="1.115c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text-indent="-1.251cm" fo:margin-left="1.427cm"/>
        </style:list-level-properties>
      </text:list-level-style-number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1.251cm" fo:margin-left="4.734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1.251cm" fo:margin-left="6.396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1.251cm" fo:margin-left="8.05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1.251cm" fo:margin-left="9.721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1.251cm" fo:margin-left="11.382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1.251cm" fo:margin-left="13.0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4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1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5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2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9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6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3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0.813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08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35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623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5.89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16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433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9.70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7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1.016cm" fo:margin-left="2.76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Header">
      <style:paragraph-properties fo:text-align="end" style:justify-single-word="false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547cm" fo:min-width="0.379cm" fo:padding-top="0cm" fo:padding-bottom="0cm" fo:padding-left="0cm" fo:padding-right="0cm" fo:wrap-option="wrap" fo:margin-left="0.318cm" fo:margin-right="0.321cm" fo:margin-top="0.011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2cm" fo:margin-left="3cm" fo:margin-right="2cm" style:shadow="none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1" fo:column-gap="0cm"/>
        <style:footnote-sep style:width="0.018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2cm" fo:margin-left="3cm" fo:margin-right="2cm" style:shadow="none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2cm" fo:margin-left="3cm" fo:margin-right="2cm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Text Box 1" draw:style-name="Mgr1" draw:text-style-name="MP2" svg:width="0.378cm" svg:height="0.546cm" svg:x="18.695cm" svg:y="1.228cm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" style:page-layout-name="Mpm2">
      <style:header>
        <text:p text:style-name="MP1"/>
      </style:header>
    </style:master-page>
    <style:master-page style:name="Converted2" style:page-layout-name="Mpm3">
      <style:header>
        <text:p text:style-name="MP3"><text:page-number text:select-page="current">8</text:page-number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squisaRobsonRafael</dc:title>
    <meta:initial-creator>Robson Rodrigues;Rafael de Oliveira</meta:initial-creator>
    <meta:editing-cycles>42</meta:editing-cycles>
    <meta:print-date>2018-09-07T04:08:00</meta:print-date>
    <meta:creation-date>2018-09-10T18:54:00</meta:creation-date>
    <dc:date>2018-10-19T01:25:39.414837617</dc:date>
    <meta:editing-duration>PT9H7M34S</meta:editing-duration>
    <meta:generator>LibreOffice/5.1.6.2$Linux_X86_64 LibreOffice_project/10m0$Build-2</meta:generator>
    <dc:subject>Visão Computacional usada para tomada de decisões</dc:subject>
    <meta:document-statistic meta:table-count="0" meta:image-count="0" meta:object-count="0" meta:page-count="12" meta:paragraph-count="70" meta:word-count="1011" meta:character-count="6229" meta:non-whitespace-character-count="5251"/>
    <meta:user-defined meta:name="AppVersion">16.0000</meta:user-defined>
    <meta:user-defined meta:name="Created" meta:value-type="date">2018-03-26T00:00:00</meta:user-defined>
    <meta:user-defined meta:name="Creator">PDF24 Creato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9-0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